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0e9632"/>
    </style:style>
    <style:style style:name="P5" style:family="paragraph" style:parent-style-name="Standard">
      <style:text-properties officeooo:paragraph-rsid="000ec32f"/>
    </style:style>
    <style:style style:name="P6" style:family="paragraph" style:parent-style-name="Standard">
      <style:text-properties officeooo:paragraph-rsid="001041f8"/>
    </style:style>
    <style:style style:name="P7" style:family="paragraph" style:parent-style-name="Standard">
      <style:text-properties officeooo:paragraph-rsid="0015da0e"/>
    </style:style>
    <style:style style:name="P8" style:family="paragraph" style:parent-style-name="Standard">
      <style:text-properties officeooo:paragraph-rsid="001ae5e7"/>
    </style:style>
    <style:style style:name="P9" style:family="paragraph" style:parent-style-name="Standard">
      <style:text-properties officeooo:paragraph-rsid="001c987c"/>
    </style:style>
    <style:style style:name="P10" style:family="paragraph" style:parent-style-name="Standard">
      <style:text-properties officeooo:paragraph-rsid="001e3a55"/>
    </style:style>
    <style:style style:name="P11" style:family="paragraph" style:parent-style-name="Standard">
      <style:text-properties officeooo:paragraph-rsid="00210014"/>
    </style:style>
    <style:style style:name="P12" style:family="paragraph" style:parent-style-name="Standard">
      <style:text-properties officeooo:paragraph-rsid="0022a555"/>
    </style:style>
    <style:style style:name="P13" style:family="paragraph" style:parent-style-name="Standard">
      <style:text-properties officeooo:paragraph-rsid="0022f379"/>
    </style:style>
    <style:style style:name="P14" style:family="paragraph" style:parent-style-name="Standard">
      <style:text-properties officeooo:paragraph-rsid="00234716"/>
    </style:style>
    <style:style style:name="P15" style:family="paragraph" style:parent-style-name="Standard">
      <style:text-properties officeooo:rsid="001faeab" officeooo:paragraph-rsid="00210014"/>
    </style:style>
    <style:style style:name="P16" style:family="paragraph" style:parent-style-name="Standard">
      <style:text-properties officeooo:rsid="001ae5e7" officeooo:paragraph-rsid="001ae5e7"/>
    </style:style>
    <style:style style:name="P17" style:family="paragraph" style:parent-style-name="Standard">
      <style:text-properties officeooo:rsid="001ae5e7" officeooo:paragraph-rsid="0031a858"/>
    </style:style>
    <style:style style:name="P18" style:family="paragraph" style:parent-style-name="Standard">
      <style:text-properties officeooo:rsid="001e3a55" officeooo:paragraph-rsid="001e3a55"/>
    </style:style>
    <style:style style:name="P19" style:family="paragraph" style:parent-style-name="Standard">
      <style:text-properties officeooo:rsid="00234716" officeooo:paragraph-rsid="00234716"/>
    </style:style>
    <style:style style:name="P20" style:family="paragraph" style:parent-style-name="Standard">
      <style:text-properties officeooo:paragraph-rsid="002edd79"/>
    </style:style>
    <style:style style:name="P21" style:family="paragraph" style:parent-style-name="Standard">
      <style:text-properties officeooo:paragraph-rsid="002f9829"/>
    </style:style>
    <style:style style:name="P22" style:family="paragraph" style:parent-style-name="Standard">
      <style:text-properties officeooo:paragraph-rsid="002fc783"/>
    </style:style>
    <style:style style:name="P23" style:family="paragraph" style:parent-style-name="Standard">
      <style:text-properties officeooo:paragraph-rsid="0031a858"/>
    </style:style>
    <style:style style:name="P24" style:family="paragraph" style:parent-style-name="Preformatted_20_Text">
      <style:paragraph-properties fo:margin-top="0.3cm" fo:margin-bottom="0.499cm" style:contextual-spacing="false" style:writing-mode="lr-tb"/>
    </style:style>
    <style:style style:name="P25" style:family="paragraph" style:parent-style-name="Preformatted_20_Text">
      <style:paragraph-properties fo:margin-top="0.3cm" fo:margin-bottom="0.499cm" style:contextual-spacing="false"/>
    </style:style>
    <style:style style:name="P26" style:family="paragraph" style:parent-style-name="Preformatted_20_Text">
      <style:paragraph-properties style:writing-mode="lr-tb"/>
    </style:style>
    <style:style style:name="P27" style:family="paragraph" style:parent-style-name="Preformatted_20_Text">
      <style:paragraph-properties fo:margin-top="0cm" fo:margin-bottom="0.499cm" style:contextual-spacing="false"/>
    </style:style>
    <style:style style:name="P28" style:family="paragraph" style:parent-style-name="List_20_Heading">
      <style:paragraph-properties fo:margin-top="0cm" fo:margin-bottom="0.499cm" style:contextual-spacing="false"/>
    </style:style>
    <style:style style:name="P29" style:family="paragraph" style:parent-style-name="List_20_Contents">
      <style:paragraph-properties fo:margin-top="0cm" fo:margin-bottom="0.499cm" style:contextual-spacing="false"/>
    </style:style>
    <style:style style:name="P30" style:family="paragraph" style:parent-style-name="Standard">
      <style:paragraph-properties fo:margin-left="1.251cm" fo:margin-right="0cm" fo:text-indent="0cm" style:auto-text-indent="false"/>
    </style:style>
    <style:style style:name="P31" style:family="paragraph" style:parent-style-name="Title">
      <style:paragraph-properties fo:break-before="page"/>
    </style:style>
    <style:style style:name="P32" style:family="paragraph" style:parent-style-name="Contents_20_Heading">
      <style:paragraph-properties fo:break-before="page"/>
    </style:style>
    <style:style style:name="P33" style:family="paragraph" style:parent-style-name="Quotations">
      <style:text-properties fo:font-size="10pt" fo:font-style="italic"/>
    </style:style>
    <style:style style:name="P34" style:family="paragraph" style:parent-style-name="Contents_20_1">
      <style:paragraph-properties>
        <style:tab-stops/>
      </style:paragraph-properties>
    </style:style>
    <style:style style:name="P35" style:family="paragraph" style:parent-style-name="Heading_20_2">
      <style:text-properties officeooo:paragraph-rsid="00210014"/>
    </style:style>
    <style:style style:name="P36" style:family="paragraph" style:parent-style-name="Heading_20_2">
      <style:text-properties officeooo:rsid="0022a555" officeooo:paragraph-rsid="0022a555"/>
    </style:style>
    <style:style style:name="P37" style:family="paragraph" style:parent-style-name="Heading_20_2">
      <style:text-properties officeooo:paragraph-rsid="0022a555"/>
    </style:style>
    <style:style style:name="P38" style:family="paragraph" style:parent-style-name="Heading_20_2">
      <style:text-properties officeooo:rsid="000e9632" officeooo:paragraph-rsid="000e9632"/>
    </style:style>
    <style:style style:name="P39" style:family="paragraph" style:parent-style-name="Heading_20_2">
      <style:text-properties officeooo:paragraph-rsid="001ae5e7"/>
    </style:style>
    <style:style style:name="P40" style:family="paragraph" style:parent-style-name="Heading_20_2">
      <style:text-properties officeooo:rsid="0031a858" officeooo:paragraph-rsid="0031a858"/>
    </style:style>
    <style:style style:name="P41" style:family="paragraph" style:parent-style-name="Heading_20_2">
      <style:text-properties officeooo:rsid="001ae5e7"/>
    </style:style>
    <style:style style:name="P42" style:family="paragraph" style:parent-style-name="Heading_20_2">
      <style:text-properties officeooo:rsid="001e3a55" officeooo:paragraph-rsid="001e3a55"/>
    </style:style>
    <style:style style:name="P43" style:family="paragraph" style:parent-style-name="Heading_20_2">
      <style:text-properties officeooo:paragraph-rsid="001e3a55"/>
    </style:style>
    <style:style style:name="P44" style:family="paragraph" style:parent-style-name="Heading_20_2">
      <style:text-properties style:text-underline-style="none"/>
    </style:style>
    <style:style style:name="P45" style:family="paragraph" style:parent-style-name="Heading_20_2">
      <style:text-properties officeooo:rsid="00234716" officeooo:paragraph-rsid="00234716"/>
    </style:style>
    <style:style style:name="P46" style:family="paragraph" style:parent-style-name="Heading_20_2">
      <style:text-properties officeooo:paragraph-rsid="00234716"/>
    </style:style>
    <style:style style:name="P47" style:family="paragraph" style:parent-style-name="Heading_20_2">
      <style:text-properties officeooo:rsid="001c987c" officeooo:paragraph-rsid="001c987c"/>
    </style:style>
    <style:style style:name="P48" style:family="paragraph" style:parent-style-name="Heading_20_2">
      <style:text-properties officeooo:paragraph-rsid="002edd79"/>
    </style:style>
    <style:style style:name="P49" style:family="paragraph" style:parent-style-name="Heading_20_2">
      <style:text-properties officeooo:rsid="001041f8" officeooo:paragraph-rsid="001041f8"/>
    </style:style>
    <style:style style:name="P50" style:family="paragraph" style:parent-style-name="Heading_20_2">
      <style:text-properties officeooo:rsid="000ec32f" officeooo:paragraph-rsid="000ec32f"/>
    </style:style>
    <style:style style:name="P51" style:family="paragraph" style:parent-style-name="Heading_20_2">
      <style:text-properties officeooo:paragraph-rsid="001041f8"/>
    </style:style>
    <style:style style:name="P52" style:family="paragraph" style:parent-style-name="Heading_20_2">
      <style:text-properties officeooo:paragraph-rsid="0033db47"/>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top="0cm" fo:margin-bottom="0.499cm" style:contextual-spacing="false"/>
    </style:style>
    <style:style style:name="P55" style:family="paragraph" style:parent-style-name="Heading_20_3">
      <style:text-properties officeooo:paragraph-rsid="0022f379"/>
    </style:style>
    <style:style style:name="P56" style:family="paragraph" style:parent-style-name="Heading_20_3">
      <style:text-properties officeooo:paragraph-rsid="0033db47"/>
    </style:style>
    <style:style style:name="P57" style:family="paragraph" style:parent-style-name="Heading_20_3">
      <style:text-properties officeooo:paragraph-rsid="00357358"/>
    </style:style>
    <style:style style:name="P58" style:family="paragraph" style:parent-style-name="Heading_20_3">
      <style:text-properties officeooo:paragraph-rsid="0035c7c2"/>
    </style:style>
    <style:style style:name="P59" style:family="paragraph" style:parent-style-name="List_20_Contents" style:list-style-name="L41">
      <style:paragraph-properties fo:margin-top="0.3cm" fo:margin-bottom="0cm" style:contextual-spacing="false"/>
    </style:style>
    <style:style style:name="P60" style:family="paragraph" style:parent-style-name="List_20_Contents" style:list-style-name="L45">
      <style:paragraph-properties fo:margin-top="0cm" fo:margin-bottom="0.499cm" style:contextual-spacing="false"/>
    </style:style>
    <style:style style:name="P61" style:family="paragraph" style:parent-style-name="List_20_Contents" style:list-style-name="L46">
      <style:paragraph-properties fo:margin-top="0cm" fo:margin-bottom="0.499cm" style:contextual-spacing="false"/>
    </style:style>
    <style:style style:name="P62" style:family="paragraph" style:parent-style-name="Heading_20_1">
      <style:paragraph-properties fo:break-before="page"/>
    </style:style>
    <style:style style:name="P63" style:family="paragraph" style:parent-style-name="Heading_20_1" style:list-style-name="">
      <style:paragraph-properties fo:break-before="page"/>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style style:name="P73" style:family="paragraph" style:parent-style-name="Standard">
      <style:text-properties officeooo:rsid="002fc783" officeooo:paragraph-rsid="0031a858"/>
    </style:style>
    <style:style style:name="P74" style:family="paragraph" style:parent-style-name="Standard">
      <style:text-properties officeooo:rsid="002fc783" officeooo:paragraph-rsid="002fc783"/>
    </style:style>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3"/>
    <style:style style:name="P78" style:family="paragraph" style:parent-style-name="Standard" style:list-style-name="L13">
      <style:text-properties fo:font-weight="bold" style:font-weight-asian="bold" style:font-weight-complex="bold"/>
    </style:style>
    <style:style style:name="P79" style:family="paragraph" style:parent-style-name="Standard" style:list-style-name="L14"/>
    <style:style style:name="P80" style:family="paragraph" style:parent-style-name="Standard" style:list-style-name="L15"/>
    <style:style style:name="P81" style:family="paragraph" style:parent-style-name="Standard" style:list-style-name="L17"/>
    <style:style style:name="P82" style:family="paragraph" style:parent-style-name="Standard" style:list-style-name="L18"/>
    <style:style style:name="P83" style:family="paragraph" style:parent-style-name="Standard" style:list-style-name="L19"/>
    <style:style style:name="P84" style:family="paragraph" style:parent-style-name="Standard" style:list-style-name="L20"/>
    <style:style style:name="P85" style:family="paragraph" style:parent-style-name="Standard" style:list-style-name="L21"/>
    <style:style style:name="P86" style:family="paragraph" style:parent-style-name="Standard" style:list-style-name="L22"/>
    <style:style style:name="P87" style:family="paragraph" style:parent-style-name="Standard" style:list-style-name="L23"/>
    <style:style style:name="P88" style:family="paragraph" style:parent-style-name="Standard" style:list-style-name="L24"/>
    <style:style style:name="P89" style:family="paragraph" style:parent-style-name="Standard" style:list-style-name="L25"/>
    <style:style style:name="P90" style:family="paragraph" style:parent-style-name="Standard" style:list-style-name="L26"/>
    <style:style style:name="P91" style:family="paragraph" style:parent-style-name="Standard" style:list-style-name="L27"/>
    <style:style style:name="P92" style:family="paragraph" style:parent-style-name="Standard" style:list-style-name="L28"/>
    <style:style style:name="P93" style:family="paragraph" style:parent-style-name="Standard" style:list-style-name="L29"/>
    <style:style style:name="P94" style:family="paragraph" style:parent-style-name="Standard" style:list-style-name="L30"/>
    <style:style style:name="P95" style:family="paragraph" style:parent-style-name="Standard" style:list-style-name="L31"/>
    <style:style style:name="P96" style:family="paragraph" style:parent-style-name="Standard" style:list-style-name="L32"/>
    <style:style style:name="P97" style:family="paragraph" style:parent-style-name="Standard" style:list-style-name="L33"/>
    <style:style style:name="P98" style:family="paragraph" style:parent-style-name="Standard" style:list-style-name="L34"/>
    <style:style style:name="P99" style:family="paragraph" style:parent-style-name="Standard" style:list-style-name="L35"/>
    <style:style style:name="P100" style:family="paragraph" style:parent-style-name="Standard" style:list-style-name="L36"/>
    <style:style style:name="P101" style:family="paragraph" style:parent-style-name="Standard" style:list-style-name="L37"/>
    <style:style style:name="P102" style:family="paragraph" style:parent-style-name="Standard" style:list-style-name="L38"/>
    <style:style style:name="P103" style:family="paragraph" style:parent-style-name="Standard" style:list-style-name="L39"/>
    <style:style style:name="P104" style:family="paragraph" style:parent-style-name="Standard" style:list-style-name="L40"/>
    <style:style style:name="P105" style:family="paragraph" style:parent-style-name="Standard" style:list-style-name="L42"/>
    <style:style style:name="P106" style:family="paragraph" style:parent-style-name="Standard" style:list-style-name="L43"/>
    <style:style style:name="P107" style:family="paragraph" style:parent-style-name="Standard" style:list-style-name="L44"/>
    <style:style style:name="P108" style:family="paragraph" style:parent-style-name="Standard" style:list-style-name="L50"/>
    <style:style style:name="P109" style:family="paragraph" style:parent-style-name="Standard" style:list-style-name="L51"/>
    <style:style style:name="P110" style:family="paragraph" style:parent-style-name="Standard" style:list-style-name="L52"/>
    <style:style style:name="P111" style:family="paragraph" style:parent-style-name="Standard" style:list-style-name="L53"/>
    <style:style style:name="P112" style:family="paragraph" style:parent-style-name="Standard" style:list-style-name="L54"/>
    <style:style style:name="P113" style:family="paragraph" style:parent-style-name="Standard" style:list-style-name="L55"/>
    <style:style style:name="P114" style:family="paragraph" style:parent-style-name="Standard">
      <style:text-properties officeooo:paragraph-rsid="00320e29"/>
    </style:style>
    <style:style style:name="P115" style:family="paragraph" style:parent-style-name="Standard">
      <style:text-properties officeooo:paragraph-rsid="0033db47"/>
    </style:style>
    <style:style style:name="P116" style:family="paragraph" style:parent-style-name="Standard">
      <style:text-properties officeooo:paragraph-rsid="00357358"/>
    </style:style>
    <style:style style:name="P117" style:family="paragraph" style:parent-style-name="Standard">
      <style:text-properties officeooo:paragraph-rsid="0035c7c2"/>
    </style:style>
    <style:style style:name="P118" style:family="paragraph" style:parent-style-name="Standard" style:list-style-name="L12">
      <style:paragraph-properties fo:margin-left="2.501cm" fo:margin-right="0cm" fo:text-indent="-0.635cm" style:auto-text-indent="false"/>
    </style:style>
    <style:style style:name="P119" style:family="paragraph" style:parent-style-name="Standard" style:list-style-name="L16">
      <style:paragraph-properties fo:margin-left="2.501cm" fo:margin-right="0cm" fo:text-indent="-0.635cm" style:auto-text-indent="false"/>
    </style:style>
    <style:style style:name="P120" style:family="paragraph" style:parent-style-name="Standard" style:list-style-name="L15">
      <style:paragraph-properties fo:margin-left="1.402cm" fo:margin-right="0cm" fo:text-indent="-0.767cm" style:auto-text-indent="false">
        <style:tab-stops/>
      </style:paragraph-properties>
      <style:text-properties fo:font-weight="bold" style:font-weight-asian="bold" style:font-weight-complex="bold"/>
    </style:style>
    <style:style style:name="P121" style:family="paragraph" style:parent-style-name="Standard" style:list-style-name="L15">
      <style:paragraph-properties fo:margin-left="1.429cm" fo:margin-right="0cm" fo:text-indent="-0.794cm" style:auto-text-indent="false">
        <style:tab-stops/>
      </style:paragraph-properties>
      <style:text-properties fo:font-weight="bold" style:font-weight-asian="bold" style:font-weight-complex="bold"/>
    </style:style>
    <style:style style:name="P122" style:family="paragraph" style:parent-style-name="Text_20_body" style:list-style-name="L47"/>
    <style:style style:name="P123" style:family="paragraph" style:parent-style-name="Text_20_body" style:list-style-name="L48"/>
    <style:style style:name="P124" style:family="paragraph" style:parent-style-name="Text_20_body" style:list-style-name="L4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style="italic"/>
    </style:style>
    <style:style style:name="T4" style:family="text">
      <style:text-properties officeooo:rsid="000e9632"/>
    </style:style>
    <style:style style:name="T5" style:family="text">
      <style:text-properties officeooo:rsid="000ec32f"/>
    </style:style>
    <style:style style:name="T6" style:family="text">
      <style:text-properties officeooo:rsid="001041f8"/>
    </style:style>
    <style:style style:name="T7" style:family="text">
      <style:text-properties officeooo:rsid="001ae5e7"/>
    </style:style>
    <style:style style:name="T8" style:family="text">
      <style:text-properties officeooo:rsid="001c987c"/>
    </style:style>
    <style:style style:name="T9" style:family="text">
      <style:text-properties officeooo:rsid="001e3a55"/>
    </style:style>
    <style:style style:name="T10" style:family="text">
      <style:text-properties officeooo:rsid="001faeab"/>
    </style:style>
    <style:style style:name="T11" style:family="text">
      <style:text-properties officeooo:rsid="0022a555"/>
    </style:style>
    <style:style style:name="T12" style:family="text">
      <style:text-properties officeooo:rsid="00260cba"/>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officeooo:rsid="002edd79"/>
    </style:style>
    <style:style style:name="T16" style:family="text">
      <style:text-properties officeooo:rsid="002f9829"/>
    </style:style>
    <style:style style:name="T17" style:family="text">
      <style:text-properties officeooo:rsid="0031a858"/>
    </style:style>
    <style:style style:name="T18" style:family="text">
      <style:text-properties officeooo:rsid="00320e29"/>
    </style:style>
    <style:style style:name="T19" style:family="text">
      <style:text-properties officeooo:rsid="0033db47"/>
    </style:style>
    <style:style style:name="T20" style:family="text">
      <style:text-properties officeooo:rsid="00350881"/>
    </style:style>
    <style:style style:name="T21" style:family="text">
      <style:text-properties officeooo:rsid="00357358"/>
    </style:style>
    <style:style style:name="T22" style:family="text">
      <style:text-properties officeooo:rsid="0035c7c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relative-tab-stop-position="false">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rtalomjegyzék1_Head">
            <text:p text:style-name="P32">Contents</text:p>
          </text:index-title>
          <text:p text:style-name="P34"><text:a xlink:type="simple" xlink:href="#__RefHeading__6870_404019354" text:style-name="Internet_20_link" text:visited-style-name="Internet_20_link">Libraries</text:a></text:p>
          <text:p text:style-name="P34"><text:a xlink:type="simple" xlink:href="#__RefHeading__12191_1300998327" text:style-name="Internet_20_link" text:visited-style-name="Internet_20_link">Extensions</text:a></text:p>
          <text:p text:style-name="P34"><text:a xlink:type="simple" xlink:href="#__RefHeading__6872_404019354" text:style-name="Internet_20_link" text:visited-style-name="Internet_20_link">Fonts</text:a></text:p>
          <text:p text:style-name="P34"><text:a xlink:type="simple" xlink:href="#__RefHeading__12211_1300998327" text:style-name="Internet_20_link" text:visited-style-name="Internet_20_link">Dictionaries</text:a></text:p>
          <text:p text:style-name="P34"><text:a xlink:type="simple" xlink:href="#__RefHeading__6874_404019354" text:style-name="Internet_20_link" text:visited-style-name="Internet_20_link">Artwork</text:a></text:p>
          <text:p text:style-name="P34"><text:a xlink:type="simple" xlink:href="#__RefHeading__6876_404019354" text:style-name="Internet_20_link" text:visited-style-name="Internet_20_link">Miscellaneous</text:a></text:p>
          <text:p text:style-name="P34"><text:a xlink:type="simple" xlink:href="#__RefHeading__12227_1300998327" text:style-name="Internet_20_link" text:visited-style-name="Internet_20_link">GNU Lesser General Public License Version 3</text:a></text:p>
          <text:p text:style-name="P34"><text:a xlink:type="simple" xlink:href="#__RefHeading__6878_404019354" text:style-name="Internet_20_link" text:visited-style-name="Internet_20_link">GNU Lesser General Public License Version 2.1</text:a></text:p>
          <text:p text:style-name="P34"><text:a xlink:type="simple" xlink:href="#__RefHeading__6755_841587373" text:style-name="Internet_20_link" text:visited-style-name="Internet_20_link">GNU Library General Public License Version 2</text:a></text:p>
          <text:p text:style-name="P34"><text:a xlink:type="simple" xlink:href="#__RefHeading__6880_404019354" text:style-name="Internet_20_link" text:visited-style-name="Internet_20_link">GNU General Public License Version 3</text:a></text:p>
          <text:p text:style-name="P34"><text:a xlink:type="simple" xlink:href="#__RefHeading__12243_1300998327" text:style-name="Internet_20_link" text:visited-style-name="Internet_20_link">GNU General Public License Version 2</text:a></text:p>
          <text:p text:style-name="P34"><text:a xlink:type="simple" xlink:href="#__RefHeading__6882_404019354" text:style-name="Internet_20_link" text:visited-style-name="Internet_20_link">Mozilla Public License Version 1.1</text:a></text:p>
          <text:p text:style-name="P34"><text:a xlink:type="simple" xlink:href="#__RefHeading__7292_391374094" text:style-name="Internet_20_link" text:visited-style-name="Internet_20_link">Mozilla Public License Version 2.0</text:a></text:p>
          <text:p text:style-name="P34"><text:a xlink:type="simple" xlink:href="#__RefHeading__12201_1300998327" text:style-name="Internet_20_link" text:visited-style-name="Internet_20_link">SIL Open Font License Version 1.1 – 26 February 2007</text:a></text:p>
          <text:p text:style-name="P34"><text:a xlink:type="simple" xlink:href="#__RefHeading__6884_404019354" text:style-name="Internet_20_link" text:visited-style-name="Internet_20_link">Apache License</text:a></text:p>
          <text:p text:style-name="P34"><text:a xlink:type="simple" xlink:href="#__RefHeading__6886_404019354" text:style-name="Internet_20_link" text:visited-style-name="Internet_20_link">The LaTeX Project Public License</text:a></text:p>
          <text:p text:style-name="P34"><text:a xlink:type="simple" xlink:href="#__RefHeading__6757_841587373" text:style-name="Internet_20_link" text:visited-style-name="Internet_20_link">Creative Commons Attribution-ShareAlike 3.0 Unported</text:a></text:p>
        </text:index-body>
      </text:table-of-content>
      <text:p text:style-name="Standard"/>
      <text:p text:style-name="P31"><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text:soft-page-break/>may use your version of this file under either the SPL or the LGPL.</text:p>
      <text:p text:style-name="Standard">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645858434626520101" text:style-name="L1">
        <text:list-item>
          <text:p text:style-name="P64">Redistributions of source code must retain the above copyright notice, this list of conditions and the following disclaimer.</text:p>
        </text:list-item>
        <text:list-item>
          <text:p text:style-name="P64">Redistributions in binary form must reproduce the above copyright notice, this list of conditions and the following disclaimer in the documentation and/or other materials provided with the distribution.</text:p>
        </text:list-item>
        <text:list-item>
          <text:p text:style-name="P64">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text:soft-page-break/>California. All rights reserved.</text:p>
      <text:p text:style-name="Standard">Redistribution and use in source and binary forms, with or without modification, are permitted provided that the following conditions are met:</text:p>
      <text:list xml:id="list5310392431643805677" text:style-name="L2">
        <text:list-item>
          <text:p text:style-name="P65">Redistributions of source code must retain the above copyright notice, this list of conditions and the following disclaimer.</text:p>
        </text:list-item>
        <text:list-item>
          <text:p text:style-name="P65">Redistributions in binary form must reproduce the above copyright notice, this list of conditions and the following disclaimer in the documentation and/or other materials provided with the distribution.</text:p>
        </text:list-item>
        <text:list-item>
          <text:p text:style-name="P65">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2653383022827287128" text:style-name="L3">
        <text:list-item>
          <text:p text:style-name="P66">Redistributions of source code must retain the above copyright notice, this list of conditions and the following disclaimer.</text:p>
        </text:list-item>
        <text:list-item>
          <text:p text:style-name="P66">Redistributions in binary form must reproduce the above copyright notice, this list of conditions and the following disclaimer in the documentation and/or other materials provided with the distribution.</text:p>
        </text:list-item>
        <text:list-item>
          <text:p text:style-name="P66">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text:soft-page-break/>NOT LIMITED TO, THE IMPLIED WARRANTIES OF MERCHANTABILITY AND FITNESS FOR A PARTICULAR PURPOSE ARE DISCLAIMED. IN NO EVENT 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text:soft-page-break/>Every source file in the implementation[*] of cairo is available to be redistributed and/or modified under the terms of either the GNU Lesser General Public License (LGPL) version 2.1 or the Mozilla Public License (MPL) 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P35" text:outline-level="2"><text:span text:style-name="T10">C</text:span>Lucene</text:h>
      <text:p text:style-name="P11">The following software may be included in this product: <text:span text:style-name="T10">C</text:span>Lucene. Use of any of this software is governed by the terms of the license below:</text:p>
      <text:p text:style-name="P15">CLucene is distributed under the GNU Lesser General Public License (LGPL) or the Apache License, Version 2.0</text:p>
      <text:p text:style-name="P11"><text:a xlink:type="simple" xlink:href="#5.GNU Lesser General Public License Version 2.1|outline">Jump to LGPL Version 2.1</text:a></text:p>
      <text:p text:style-name="P11"><text:a xlink:type="simple" xlink:href="#9.Apache License|outline">Jump to Apache License Version 2.0</text:a></text:p>
      <text:h text:style-name="P35" text:outline-level="2">expat XML Parser Toolkit</text:h>
      <text:p text:style-name="Standard">The following software may be included in this product: expat XML Parser Toolkit. Use of any of this software is governed by the terms of the license below:</text:p>
      <text:p text:style-name="Standard"><text:soft-page-break/>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5720703137215906186" text:style-name="L4">
        <text:list-item>
          <text:p text:style-name="P67">The full text of this NOTICE in a location viewable to users of the redistributed or derivative work.</text:p>
        </text:list-item>
        <text:list-item>
          <text:p text:style-name="P67">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67">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text:soft-page-break/>`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1979738167172424718" text:style-name="L5">
        <text:list-item>
          <text:p text:style-name="P68">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68">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text:soft-page-break/>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h text:style-name="Heading_20_3" text:outline-level="3">4. Contacts</text:h>
      <text:p text:style-name="Standard">There are two mailing lists related to FreeType:</text:p>
      <text:list xml:id="list3669359737313222571" text:style-name="L6">
        <text:list-item>
          <text:p text:style-name="P69">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5418519844812897576" text:style-name="L7">
        <text:list-item>
          <text:p text:style-name="P70">devel@freetype.org</text:p>
        </text:list-item>
      </text:list>
      <text:p text:style-name="Standard">Discusses bugs, as well as engine internals, design issues, specific licenses, porting, etc.</text:p>
      <text:list xml:id="list2724902135000823797" text:style-name="L8">
        <text:list-item>
          <text:p text:style-name="P71"><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line-break/></text:p>
      <text:h text:style-name="Heading_20_2" text:outline-level="2">GNU ISO C++ Library</text:h>
      <text:p text:style-name="Standard">The following software may be included in this product: GNU ISO C++ <text:soft-page-break/>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oft-page-break/><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P36" text:outline-level="2">fontconfig</text:h>
      <text:p text:style-name="P12">The following software may be included in this product: <text:span text:style-name="T11">fontconfig</text:span>. Use of any of this software is governed by the terms of the license below:</text:p>
      <text:p text:style-name="Standard">Copyright © 2002 Keith Packard </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the author(s) not be used in advertising or publicity pertaining to distribution of the software without specific, written prior permission. The authors make no representations about the suitability of this software for any purpose. It is provided "as is" without express or implied warranty. </text:p>
      <text:p text:style-name="Standard">THE AUTHOR(S) DISCLAIMS ALL WARRANTIES WITH REGARD TO THIS SOFTWARE, INCLUDING ALL IMPLIED WARRANTIES OF MERCHANTABILITY AND FITNESS, IN NO EVENT SHALL THE AUTHOR(S)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h text:style-name="P37"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ext:soft-page-break/>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ext:soft-page-break/>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soft-page-break/><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8233173667222146932" text:style-name="L9">
        <text:list-item>
          <text:p text:style-name="P72"><text:soft-page-break/>We don't promise that this software works. (But if you find any bugs, please let us know!)</text:p>
        </text:list-item>
        <text:list-item>
          <text:p text:style-name="P72">You can use this software for whatever you want. You don't have to pay us.</text:p>
        </text:list-item>
        <text:list-item>
          <text:p text:style-name="P72">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ext:soft-page-break/>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30">"The Graphics Interchange Format(c) is the Copyright property of CompuServe Incorporated. <text:s/>GIF(sm) is a Service Mark property of CompuServe Incorporated."</text:p>
      <text:h text:style-name="Heading_20_2" text:outline-level="2">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text:soft-page-break/>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soft-page-break/><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text:soft-page-break/>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38" text:outline-level="2">liblangtag</text:h>
      <text:p text:style-name="P4">The following software may be included in this product: <text:span text:style-name="T4">liblangtag</text:span>. Use of any of this software is governed by the terms of the license below:</text:p>
      <text:p text:style-name="P4"><text:a xlink:type="simple" xlink:href="#7.GNU Lesser General Public License Version 3|outline">Jump to LGPL Version 3</text:a></text:p>
      <text:h text:style-name="P39" text:outline-level="2">lib<text:span text:style-name="T7">mspub</text:span></text:h>
      <text:p text:style-name="P8">The following software may be included in this product: lib<text:span text:style-name="T7">mspub</text:span>. Use of any of this software is governed by the terms of the license below:</text:p>
      <text:p text:style-name="P8">MPL 1.1 / LGPL v2+ / GPL v2+</text:p>
      <text:p text:style-name="P8"><text:a xlink:type="simple" xlink:href="#7.GNU General Public License Version 2|outline">Jump to GPL Version 2</text:a></text:p>
      <text:p text:style-name="P8"><text:a xlink:type="simple" xlink:href="#9.GNU Library General Public License Version 2|outline">Jump to LGPL Version 2</text:a></text:p>
      <text:p text:style-name="P8"><text:a xlink:type="simple" xlink:href="#8.Mozilla Public License Version 1.1|outline">Jump to MPL Version 1.1</text:a></text:p>
      <text:h text:style-name="P40" text:outline-level="2"><text:soft-page-break/>libmwaw</text:h>
      <text:p text:style-name="P23">The following software may be included in this product: <text:span text:style-name="T17">libmwaw</text:span>. Use of any of this software is governed by the terms of the license below:</text:p>
      <text:p text:style-name="P73">LGPL v2.1+ / MPL 2</text:p>
      <text:p text:style-name="P23"><text:a xlink:type="simple" xlink:href="#5.GNU Lesser General Public License Version 2.1|outline">Jump to LGPL Version 2.1</text:a></text:p>
      <text:p text:style-name="P17"><text:a xlink:type="simple" xlink:href="#Mozilla Public License Version 2.0|outline"><text:span text:style-name="T17">Jump to MPL Version </text:span></text:a><text:a xlink:type="simple" xlink:href="#Mozilla Public License Version 2.0|outline"><text:span text:style-name="T16">2</text:span></text:a></text:p>
      <text:h text:style-name="P40" text:outline-level="2">libodfgen</text:h>
      <text:p text:style-name="P23">The following software may be included in this product: <text:span text:style-name="T17">libodfgen</text:span>. Use of any of this software is governed by the terms of the license below:</text:p>
      <text:p text:style-name="P73">LGPL v2.1+ / MPL 2</text:p>
      <text:p text:style-name="P23"><text:a xlink:type="simple" xlink:href="#5.GNU Lesser General Public License Version 2.1|outline">Jump to LGPL Version 2.1</text:a></text:p>
      <text:p text:style-name="P17"><text:a xlink:type="simple" xlink:href="#Mozilla Public License Version 2.0|outline">Jump to MPL Version </text:a><text:a xlink:type="simple" xlink:href="#Mozilla Public License Version 2.0|outline"><text:span text:style-name="T16">2</text:span></text:a></text:p>
      <text:h text:style-name="P41" text:outline-level="2">liborcus</text:h>
      <text:p text:style-name="P8">The following software may be included in this product: <text:span text:style-name="T7">liborcus</text:span>. Use of any of this software is governed by the terms of the license below:</text:p>
      <text:p text:style-name="P8"><text:span text:style-name="T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text:span><text:span text:style-name="T7">and/or sell copies of the Software, and to permit persons to whom the Software is furnished to do so, subject to the following conditions:</text:span></text:p>
      <text:p text:style-name="P16">The above copyright notice and this permission notice shall be included in all copies or substantial portions of the Software.</text:p>
      <text:p text:style-name="P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2">libpng</text:h>
      <text:p text:style-name="Standard">The following software may be included in this product: libpng. Use of any of this software is governed by the terms of the license below:</text:p>
      <text:p text:style-name="Standard"><text:soft-page-break/>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text:soft-pag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text:soft-pag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visio</text:h>
      <text:p text:style-name="Standard">The following software may be included in this product: libvisio. Use of any of this software is governed by the terms of the license below:</text:p>
      <text:p text:style-name="Standard">MPL 1.1<text:span text:style-name="T16">+</text:span> / LGPL v2.<text:span text:style-name="T16">1+</text:span> / GPL v2+</text:p>
      <text:p text:style-name="Standard"><text:a xlink:type="simple" xlink:href="#7.GNU General Public License Version 2|outline">Jump to GPL Version 2</text:a></text:p>
      <text:p text:style-name="P21"><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P74">LGPL v2.1+ / MPL 2</text:p>
      <text:p text:style-name="Standard"><text:a xlink:type="simple" xlink:href="#5.GNU Lesser General Public License Version 2.1|outline">Jump to LGPL Version 2.1</text:a></text:p>
      <text:p text:style-name="P21"><text:a xlink:type="simple" xlink:href="#Mozilla Public License Version 2.0|outline">Jump to MPL Version </text:a><text:a xlink:type="simple" xlink:href="#Mozilla Public License Version 2.0|outline"><text:span text:style-name="T16">2</text:span></text:a></text:p>
      <text:h text:style-name="Heading_20_2" text:outline-level="2">libwpg</text:h>
      <text:p text:style-name="Standard">The following software may be included in this product: libwpg. Use of any of this software is governed by the terms of the license below:</text:p>
      <text:p text:style-name="P74">LGPL v2.1+ / MPL 2</text:p>
      <text:p text:style-name="P22"><text:a xlink:type="simple" xlink:href="#5.GNU Lesser General Public License Version 2.1|outline">Jump to LGPL Version 2.1</text:a></text:p>
      <text:p text:style-name="P21"><text:a xlink:type="simple" xlink:href="#Mozilla Public License Version 2.0|outline">Jump to MPL Version </text:a><text:a xlink:type="simple" xlink:href="#Mozilla Public License Version 2.0|outline"><text:span text:style-name="T16">2</text:span></text:a></text:p>
      <text:h text:style-name="Heading_20_2" text:outline-level="2">libwps</text:h>
      <text:p text:style-name="Standard">The following software may be included in this product: libwps. Use of any of this software is governed by the terms of the license below:</text:p>
      <text:p text:style-name="P74">LGPL v2.1+ / MPL 2</text:p>
      <text:p text:style-name="P22"><text:soft-page-break/><text:a xlink:type="simple" xlink:href="#5.GNU Lesser General Public License Version 2.1|outline">Jump to LGPL Version 2.1</text:a></text:p>
      <text:p text:style-name="P21"><text:a xlink:type="simple" xlink:href="#Mozilla Public License Version 2.0|outline">Jump to MPL Version </text:a><text:a xlink:type="simple" xlink:href="#Mozilla Public License Version 2.0|outline"><text:span text:style-name="T16">2</text:span></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of this software and associated documentation files (the "Software"), to deal in <text:soft-page-break/>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P42" text:outline-level="2"><text:soft-page-break/>Little CMS (lcms2)</text:h>
      <text:p text:style-name="P10">The following software may be included in this product: <text:span text:style-name="T9">Little CMS (lcms2)</text:span>. Use of any of this software is governed by the terms of the license below:</text:p>
      <text:p text:style-name="P18">Copyright (c) 1998-2011 Marti Maria Saguer</text:p>
      <text:p text:style-name="P1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8">The above copyright notice and this permission notice shall be included in all copies or substantial portions of the Software.</text:p>
      <text:p text:style-name="P1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h text:style-name="P43" text:outline-level="2">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P44"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ext:soft-pag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5" text:outline-level="2">Mesa</text:h>
      <text:p text:style-name="P14">The following software may be included in this product: The Mesa 3D Graphics Library. The default Mesa license is as follows: </text:p>
      <text:p text:style-name="Standard">Copyright (C) 1999-2007 <text:s/>Brian Paul <text:s text:c="2"/>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BRIAN PAUL BE LIABLE FOR ANY CLAIM, DAMAGES OR OTHER LIABILITY, WHETHER IN AN ACTION OF CONTRACT, TORT OR OTHERWISE, ARISING FROM, OUT OF OR IN CONNECTION WITH THE SOFTWARE OR THE USE OR OTHER DEALINGS IN THE SOFTWARE.</text:p>
      <text:h text:style-name="Heading_20_3" text:outline-level="3">Ext headers</text:h>
      <text:p text:style-name="P19">Copyright (c) 2007 The Khronos Group Inc.</text:p>
      <text:p text:style-name="P19">Permission is hereby granted, free of charge, to any person obtaining a copy of this software and/or associated documentation files (the "Materials"), to deal in the Materials without restriction, including without limitation the rights to use, copy, modify, merge, publish, distribute, sublicense, and/or sell copies of the Materials, and to permit persons to whom the Materials are furnished to do so, subject to the following conditions:</text:p>
      <text:p text:style-name="P19">The above copyright notice and this permission notice shall be included in all copies or substantial portions of the Materials.</text:p>
      <text:p text:style-name="P19">THE MATERIALS ARE PROVIDED "AS IS", WITHOUT WARRANTY OF ANY <text:soft-page-break/>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MATERIALS OR THE USE OR OTHER DEALINGS IN THE MATERIALS.</text:p>
      <text:h text:style-name="P46" text:outline-level="2">Microsoft Visual C++ 20<text:span text:style-name="T12">10</text:span> Runtime Libraries</text:h>
      <text:p text:style-name="Standard">The following software may be included in this product: Microsoft Visual C++ 2010 Runtime Libraries. Use of any of this software is governed by the terms of the license below:</text:p>
      <text:p text:style-name="P3">MICROSOFT SOFTWARE LICENSE TERMS</text:p>
      <text:p text:style-name="P3">MICROSOFT VISUAL C++ 2010 RUNTIME LIBRARIES WITH SERVICE PACK 1</text:p>
      <text:p text:style-name="Standard">These license terms are an agreement between Microsoft Corporation (or based on where you live, one of its affiliates) and you. Please read them. They apply to the software named above, which includes the media on which you received it, if any. The terms also apply to any Microsoft</text:p>
      <text:list xml:id="list1294091509824305891" text:style-name="L10">
        <text:list-item>
          <text:p text:style-name="P75">updates,</text:p>
        </text:list-item>
        <text:list-item>
          <text:p text:style-name="P75">supplements,</text:p>
        </text:list-item>
        <text:list-item>
          <text:p text:style-name="P75">Internet-based services, and </text:p>
        </text:list-item>
        <text:list-item>
          <text:p text:style-name="P75">support services</text:p>
        </text:list-item>
      </text:list>
      <text:p text:style-name="Standard">for this software, unless other terms accompany those items. If so, those terms apply.</text:p>
      <text:p text:style-name="P3">BY USING THE SOFTWARE, YOU ACCEPT THESE TERMS. IF YOU DO NOT ACCEPT THEM, DO NOT USE THE SOFTWARE.</text:p>
      <text:p text:style-name="P3">If you comply with these license terms, you have the rights below.</text:p>
      <text:list xml:id="list1539625310367829644" text:style-name="L11">
        <text:list-item>
          <text:p text:style-name="P76"><text:span text:style-name="T14">INSTALLATION</text:span><text:span text:style-name="T2"> AND USE RIGHTS.</text:span> You may install and use any number of copies of the software on your devices.</text:p>
        </text:list-item>
        <text:list-item>
          <text:p text:style-name="P76"><text:span text:style-name="T2">SCOPE OF LICENSE.</text:span> The software is licensed, not sold. This agreement only gives you some rights to use the software. Microsoft reserves all other <text:span text:style-name="T13">rights</text:span>. Unless applicable law gives you more rights despite this limitation, you may use the software only as expressly permitted in this agreement. In doing so, you must comply with any technical limitations in the software that only allow you to use it in <text:soft-page-break/>certain ways. You may not</text:p>
        </text:list-item>
      </text:list>
      <text:list xml:id="list6253110062234560907" text:style-name="L12">
        <text:list-item>
          <text:p text:style-name="P118">disclose the results of any benchmark tests of the software to any third party without Microsoft’s prior written approval;</text:p>
        </text:list-item>
        <text:list-item>
          <text:p text:style-name="P118">work around any technical limitations in the software;</text:p>
        </text:list-item>
        <text:list-item>
          <text:p text:style-name="P118">reverse engineer, decompile or disassemble the software, except and only to the extent that applicable law expressly permits, despite this limitation;</text:p>
        </text:list-item>
        <text:list-item>
          <text:p text:style-name="P118">make more copies of the software than specified in this agreement or allowed by applicable law, despite this limitation;</text:p>
        </text:list-item>
        <text:list-item>
          <text:p text:style-name="P118">publish the software for others to copy;</text:p>
        </text:list-item>
        <text:list-item>
          <text:p text:style-name="P118">rent, lease or lend the software;</text:p>
        </text:list-item>
        <text:list-item>
          <text:p text:style-name="P118">transfer the software or this agreement to any third party; or</text:p>
        </text:list-item>
        <text:list-item>
          <text:p text:style-name="P118">use the software for commercial software hosting services.</text:p>
        </text:list-item>
      </text:list>
      <text:list xml:id="list8591245164007661303" text:style-name="L13">
        <text:list-item>
          <text:p text:style-name="P77"><text:span text:style-name="T2">BACKUP COPY.</text:span> You may make one backup copy of the software. You may use it only to reinstall the software.</text:p>
        </text:list-item>
        <text:list-item>
          <text:p text:style-name="P77"><text:span text:style-name="T2">DOCUMENTATION.</text:span> Any person that has valid access to your computer or internal network may copy and use the documentation for your internal, reference purposes.</text:p>
        </text:list-item>
        <text:list-item>
          <text:p text:style-name="P77"><text:span text:style-name="T2">EXPORT RESTRICTIONS.</text:span> The software is subject to United States export laws and regulations. You must comply with all domestic and international export laws and regulations that apply to the software. These laws include restrictions on destinations, end users and end use. For additional information, see <text:a xlink:type="simple" xlink:href="http://www.microsoft.com/exporting">www.microsoft.com/exporting</text:a>.</text:p>
        </text:list-item>
        <text:list-item>
          <text:p text:style-name="P77"><text:span text:style-name="T2">SUPPORT SERVICES.</text:span> Because this software is “as is,” we may not provide support services for it.</text:p>
        </text:list-item>
        <text:list-item>
          <text:p text:style-name="P77"><text:span text:style-name="T2">ENTIRE AGREEMENT.</text:span> This agreement, and the terms for supplements, updates, Internet-based services and support services that you use, are the entire agreement for the software and support services.</text:p>
        </text:list-item>
        <text:list-item>
          <text:p text:style-name="P78">APPLICABLE LAW.</text:p>
        </text:list-item>
      </text:list>
      <text:list xml:id="list5740365585819029039" text:style-name="L14">
        <text:list-item>
          <text:p text:style-name="P79"><text:span text:style-name="T2">United States.</text:span> If you acquired the software in the United States, Washington state law governs the interpretation of this agreement and applies to claims for breach of it, regardless of conflict of laws principles. The laws of the state where you live govern all other <text:soft-page-break/>claims, including claims under state consumer protection laws, unfair competition laws, and in tort.</text:p>
        </text:list-item>
        <text:list-item>
          <text:p text:style-name="P79"><text:span text:style-name="T2">Outside the United States.</text:span> If you acquired the software in any other country, the laws of that country apply.</text:p>
        </text:list-item>
      </text:list>
      <text:list xml:id="list4230467860075353445" text:style-name="L15">
        <text:list-item>
          <text:p text:style-name="P80"><text:span text:style-name="T2">LEGAL EFFECT.</text:span> This agreement describes certain legal rights. You may have other rights under the laws of your country. You may also have rights with respect to the party from whom you acquired the software. This agreement does not change your rights under the laws of your country if the laws of your country do not permit it to do so.</text:p>
        </text:list-item>
        <text:list-item>
          <text:p text:style-name="P120">DISCLAIMER OF WARRANTY. THE SOFTWARE IS LICENSED “AS-IS.” YOU BEAR THE RISK OF USING IT. MICROSOFT GIVES NO EXPRESS WARRANTIES, GUARANTEES OR CONDITIONS. YOU MAY HAVE ADDITIONAL CONSUMER RIGHTS UNDER YOUR LOCAL LAWS WHICH THIS AGREEMENT CANNOT CHANGE. TO THE EXTENT PERMITTED UNDER YOUR LOCAL LAWS, MICROSOFT EXCLUDES THE IMPLIED WARRANTIES OF MERCHANTABILITY, FITNESS FOR A PARTICULAR PURPOSE AND NON-INFRINGEMENT.</text:p>
        </text:list-item>
        <text:list-item>
          <text:p text:style-name="P121">LIMITATION ON AND EXCLUSION OF REMEDIES AND DAMAGES. YOU CAN RECOVER FROM MICROSOFT AND ITS SUPPLIERS ONLY DIRECT DAMAGES UP TO U.S. $5.00. YOU CANNOT RECOVER ANY OTHER DAMAGES, INCLUDING CONSEQUENTIAL, LOST PROFITS, SPECIAL, INDIRECT OR INCIDENTAL DAMAGES.</text:p>
        </text:list-item>
      </text:list>
      <text:p text:style-name="P30">This limitation applies to</text:p>
      <text:list xml:id="list128830089893496125" text:style-name="L16">
        <text:list-item>
          <text:p text:style-name="P119">anything related to the software, services, content (including code) on third party Internet sites, or third party programs; and</text:p>
        </text:list-item>
        <text:list-item>
          <text:p text:style-name="P119">claims for breach of contract, breach of warranty, guarantee or condition, strict liability, negligence, or other tort to the extent permitted by applicable law.</text:p>
        </text:list-item>
      </text:list>
      <text:p text:style-name="P30">It also applies even if Microsoft knew or should have known about the possibility of the damages. 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soft-page-break/><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Services (NSS). Use of any of this software is governed by the terms of the license below:</text:p>
      <text:p text:style-name="Standard"><text:a xlink:type="simple" xlink:href="#10.Mozilla Public License Version 1.1|outline">Jump to MPL 1.1</text:a></text:p>
      <text:h text:style-name="P47" text:outline-level="2">OpenLDAP</text:h>
      <text:p text:style-name="P9">The following software may be included in this product: <text:span text:style-name="T8">OpenLDAP</text:span>. Use of any of this software is governed by the terms of the license below:</text:p>
      <text:h text:style-name="Heading_20_3" text:outline-level="3">The OpenLDAP Public License</text:h>
      <text:p text:style-name="Standard">Version 2.8, 17 August 2003</text:p>
      <text:p text:style-name="Standard">Redistribution and use of this software and associated documentation ("Software"), with or without modification, are permitted provided that the following conditions are met:</text:p>
      <text:list xml:id="list1617451830971138216" text:style-name="L17">
        <text:list-item>
          <text:p text:style-name="P81">Redistributions in source form must retain copyright statements and notices,</text:p>
        </text:list-item>
        <text:list-item>
          <text:p text:style-name="P81">Redistributions in binary form must reproduce applicable copyright statements and notices, this list of conditions, and the following disclaimer in the documentation and/or other materials provided with the distribution, and</text:p>
        </text:list-item>
        <text:list-item>
          <text:p text:style-name="P81">Redistributions must contain a verbatim copy of this document.</text:p>
        </text:list-item>
      </text:list>
      <text:p text:style-name="Standard">The OpenLDAP Foundation may revise this license from time to time. Each revision is distinguished by a version number. <text:s/>You may use this Software under terms of this license revision or under the terms of any subsequent <text:soft-page-break/>revision of the license.</text:p>
      <text:p text:style-name="Standard">THIS SOFTWARE IS PROVIDED BY THE OPENLDAP FOUNDATION AND ITS CONTRIBUTORS ``AS IS'' AND ANY EXPRESSED OR IMPLIED WARRANTIES, INCLUDING, BUT NOT LIMITED TO, THE IMPLIED WARRANTIES OF MERCHANTABILITY AND FITNESS FOR A PARTICULAR PURPOSE ARE DISCLAIMED. <text:s/>IN NO EVENT SHALL THE OPENLDAP FOUNDATION, ITS CONTRIBUTORS, OR THE AUTHOR(S) OR OWNER(S) OF THE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names of the authors and copyright holders must not be used in advertising or otherwise to promote the sale, use or other dealing in this Software without specific, written prior permission. <text:s/>Title to copyright in this Software shall at all times remain with copyright holders.</text:p>
      <text:p text:style-name="Standard">OpenLDAP is a registered trademark of the OpenLDAP Foundation.</text:p>
      <text:p text:style-name="Standard">Copyright 1999-2003 The OpenLDAP Foundation, Redwood City, California, USA. <text:s/>All Rights Reserved. <text:s/>Permission to copy and distribute verbatim copies of this document is granted.</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8778230391875571635" text:style-name="L18">
        <text:list-item>
          <text:p text:style-name="P82">Redistribution of source code must retain the above copyright notice, this list of conditions and the following disclaimer.</text:p>
        </text:list-item>
        <text:list-item>
          <text:p text:style-name="P82"><text:soft-page-break/>Redistribution in binary form must reproduce the above copyright notice, this list of conditions and the following disclaimer in the documentation and/or other materials provided with the distribution.</text:p>
        </text:list-item>
        <text:list-item>
          <text:p text:style-name="P82">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82">The names "OpenSSL Toolkit" and "OpenSSL Project" must not be used to endorse or promote products derived from this software without prior written permission. For written permission, please contact openssl-core@openssl.org.</text:p>
        </text:list-item>
        <text:list-item>
          <text:p text:style-name="P82">Products derived from this software may not be called "OpenSSL" nor may "OpenSSL" appear in their names without prior written permission of the OpenSSL Project.</text:p>
        </text:list-item>
        <text:list-item>
          <text:p text:style-name="P82">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ext:soft-page-break/>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7210531493234001268" text:style-name="L19">
        <text:list-item>
          <text:p text:style-name="P83">Redistribution of source code must retain the copyright notice, this list of conditions and the following disclaimer.</text:p>
        </text:list-item>
        <text:list-item>
          <text:p text:style-name="P83">Redistribution in binary form must reproduce the above copyright notice, this list of conditions and the following disclaimer in the documentation and/or other materials provided with the distribution.</text:p>
        </text:list-item>
        <text:list-item>
          <text:p text:style-name="P83">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83">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text:soft-page-break/>copied and put under another distribution license [including the GNU Public License.]</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text:soft-page-break/>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text:soft-page-break/>PSF LICENSE AGREEMENT FOR PYTHON 2.3</text:h>
      <text:p text:style-name="Standard">1. This LICENSE AGREEMENT is between the Python Software Foundation ("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text:soft-page-break/>1. This LICENSE AGREEMENT is between BeOpen.com ("BeOpen"), having an office at 160 Saratoga Avenue, Santa Clara, CA 95051, and the Individual or 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text:soft-page-break/>2. Subject to the terms and conditions of this License Agreement, CNRI 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text:soft-page-break/>and Licensee. <text:s/>This License Agreement does not grant permission to use CNRI 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text:soft-page-break/>Rasqal RDF Query Library</text:h>
      <text:p text:style-name="Standard">The following software may be included in this product: Rasqal RDF Query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text:soft-page-break/>copies or substantial portions of the Software.</text:p>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License Agreement</text:h>
      <text:p text:style-name="Standard"><text:span text:style-name="T1">Boris Fomitchev</text:span> grants <text:span text:style-name="T1">Licensee</text:span> a non-exclusive, non-transferable, royalty-free license to use <text:span text:style-name="T1">STLport</text:span> and its documentation without fee.</text:p>
      <text:p text:style-name="Standard"><text:soft-page-break/>By downloading, using, or copying <text:span text:style-name="T1">STLport</text:span> or any portion thereof, <text:span text:style-name="T1">Licensee</text:span> agrees to abide by the intellectual property laws and all other applicable laws of the United States of America, and to all of the terms and conditions of this Agreement.</text:p>
      <text:p text:style-name="Standard"><text:span text:style-name="T1">Licensee</text:span> shall maintain the following copyright and permission notices on <text:span text:style-name="T1">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1">Licensee</text:span> may distribute binaries compiled with <text:span text:style-name="T1">STLport</text:span> (whether original or modified) without any royalties or restrictions.</text:p>
      <text:p text:style-name="Standard">The <text:span text:style-name="T1">Licensee</text:span> may distribute original or modified <text:span text:style-name="T1">STLport</text:span> sources, provided that:</text:p>
      <text:list xml:id="list5627588556205810476" text:style-name="L20">
        <text:list-item>
          <text:p text:style-name="P84">The conditions indicated in the above permission notice are met;</text:p>
        </text:list-item>
        <text:list-item>
          <text:p text:style-name="P84">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3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3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3">Permission to use, copy, modify, distribute and sell this software and its documentation for any purpose is hereby granted without fee, provided that the </text:span><text:soft-page-break/><text:span text:style-name="T3">above copyright notice appear in all copies and that both that copyright notice and this permission notice appear in supporting documentation. Moscow Center for </text:span><text:span text:style-name="T3">SPARC Technology makes no representations about the suitability of this software for any purpose. It is provided "as is" without express or implied warranty.</text:span></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text:soft-page-break/>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ext:soft-page-break/>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text:soft-page-break/>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1">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text:soft-page-break/>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2583216003754445283" text:style-name="L21">
        <text:list-item>
          <text:p text:style-name="P85">The full text of this NOTICE in a location viewable to users of the redistributed or derivative work.</text:p>
        </text:list-item>
        <text:list-item>
          <text:p text:style-name="P8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text:a><text:a xlink:type="simple" xlink:href="http://www.inria.fr/">Recherche en Informatique et en Automatique</text:a>, <text:a xlink:type="simple" xlink:href="http://www.keio.ac.jp/">Keio University</text:a>). All Rights Reserved. <text:a xlink:type="simple" xlink:href="http://www.w3.org/Consortium/Legal/">http://www.w3.org/Consortium/Legal/</text:a>"</text:p>
        </text:list-item>
        <text:list-item>
          <text:p text:style-name="P8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text:soft-page-break/>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text:soft-page-break/>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text:soft-page-break/>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text:soft-page-break/>(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h text:style-name="P62"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Copyright © Przemyslaw Rumik</text:p>
      <text:p text:style-name="Standard"><text:a xlink:type="simple" xlink:href="#7.GNU Lesser General Public License Version 3|outline">Jump to LGPL Version 3</text:a></text:p>
      <text:h text:style-name="P53" text:outline-level="2">Hungarian cross-reference toolbar</text:h>
      <text:p text:style-name="Standard">The following software may be included in this product: Hungarian cross-<text:soft-page-break/>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P48" text:outline-level="2"><text:span text:style-name="T15">SmART Gallery (</text:span>Diagram<text:span text:style-name="T15">)</text:span></text:h>
      <text:p text:style-name="P20">The following software may be included in this product: <text:span text:style-name="T15">SmART Gallery (Diagram)</text:span>. Use of any of this software is governed by the terms of the license below:</text:p>
      <text:p text:style-name="P20">Copyright © Tibor Hornyák and OxygenOffice Professional Team - <text:a xlink:type="simple" xlink:href="http://ooop.sf.net/">http://ooop.sf.net/</text:a></text:p>
      <text:p text:style-name="P20"><text:a xlink:type="simple" xlink:href="#7.GNU Lesser General Public License Version 3|outline">Jump to LGPL Version 3</text:a></text:p>
      <text:h text:style-name="P48" text:outline-level="2"><text:soft-page-break/>Solver for Nonlinear Programming</text:h>
      <text:p text:style-name="P7">The following software may be included in this product: Solver for Nonlinear Programming.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P62"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6">Jump to SIL Open Font License, Version 1.1</text:span></text:a></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P13">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13"><text:a xlink:type="simple" xlink:href="#13.SIL OPEN FONT LICENSE Version 1.1 - 26 February 2007|outline"><text:span text:style-name="T6">Jump to SIL Open Font License, Version 1.1</text:span></text:a></text:p>
      <text:h text:style-name="P55"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text:soft-page-break/>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text:soft-page-break/>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ext:soft-pag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text:soft-page-break/>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49" text:outline-level="2">Open Sans</text:h>
      <text:p text:style-name="P6">The following software may be included in this product: <text:span text:style-name="T6">Open Sans</text:span> fonts. Use of any of this software is governed by the terms of the license below:</text:p>
      <text:p text:style-name="P6"><text:a xlink:type="simple" xlink:href="#11.Apache License|outline">Jump to Apache License Version 2.0</text:a></text:p>
      <text:h text:style-name="P49" text:outline-level="2">PT Serif</text:h>
      <text:p text:style-name="P5">The following software may be included in this product: <text:span text:style-name="T6">PT Serif</text:span> fonts. Use of any of this software is governed by the terms of the license below:</text:p>
      <text:p text:style-name="P6"><text:span text:style-name="T6">Copyright (c) 2010, ParaType Ltd. (</text:span><text:a xlink:type="simple" xlink:href="http://www.paratype.com/public"><text:span text:style-name="T6">http://www.paratype.com/public</text:span></text:a><text:span text:style-name="T6">), with Reserved Font Names "PT Sans", "PT Serif" and "ParaType".</text:span></text:p>
      <text:p text:style-name="P5">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6">Jump to SIL Open Font License, Version 1.1</text:span></text:a></text:p>
      <text:h text:style-name="P50" text:outline-level="2">Source Code Pro</text:h>
      <text:p text:style-name="P5">The following software may be included in this product: <text:span text:style-name="T5">Source Code Pro</text:span> fonts. Use of any of this software is governed by the terms of the license below:</text:p>
      <text:p text:style-name="P6"><text:span text:style-name="T6">Copyright 2010, 2012 Adobe Systems Incorporated (</text:span><text:a xlink:type="simple" xlink:href="http://www.adobe.com/"><text:span text:style-name="T6">http://www.adobe.com/</text:span></text:a><text:span text:style-name="T6">), with Reserved Font </text:span><text:span text:style-name="T6">Name 'Source'. All Rights Reserved. Source is a trademark of Adobe Systems Incorporated in the United States and/or other countries.</text:span></text:p>
      <text:p text:style-name="P6"><text:soft-page-break/>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6">Jump to SIL Open Font License, Version 1.1</text:span></text:a></text:p>
      <text:h text:style-name="P51" text:outline-level="2"><text:span text:style-name="T5">Source </text:span><text:span text:style-name="T6">Sans</text:span><text:span text:style-name="T5"> Pro</text:span></text:h>
      <text:p text:style-name="P6">The following software may be included in this product: <text:span text:style-name="T5">Source </text:span><text:span text:style-name="T6">Sans</text:span><text:span text:style-name="T5"> Pro</text:span> fonts. Use of any of this software is governed by the terms of the license below:</text:p>
      <text:p text:style-name="P6"><text:span text:style-name="T6">Copyright 2010, 2012 Adobe Systems Incorporated (</text:span><text:a xlink:type="simple" xlink:href="http://www.adobe.com/"><text:span text:style-name="T6">http://www.adobe.com/</text:span></text:a><text:span text:style-name="T6">), with Reserved Font Name 'Source'. All Rights Reserved. Source is a trademark of Adobe Systems Incorporated in the United States and/or other countries.</text:span></text:p>
      <text:p text:style-name="P6">This Font Software is licensed under the SIL Open Font License, Version 1.1. This license is copied <text:a xlink:type="simple" xlink:href="#13.SIL OPEN FONT LICENSE Version 1.1 - 26 February 2007|outline">below</text:a>, and is also available with a FAQ at: <text:a xlink:type="simple" xlink:href="http://scripts.sil.org/OFL">http://scripts.sil.org/OFL</text:a></text:p>
      <text:p text:style-name="P6"><text:a xlink:type="simple" xlink:href="#13.SIL OPEN FONT LICENSE Version 1.1 - 26 February 2007|outline"><text:span text:style-name="T6">Jump to SIL Open Font License, Version 1.1</text:span></text:a></text:p>
      <text:h text:style-name="P62"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text:soft-page-break/>dictionary. Use of any of this software is governed by the terms of the license below:</text:p>
      <text:p text:style-name="Standard"><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text:soft-page-break/>Hyphenation patterns</text:h>
      <text:p text:style-name="Standard">The following software may be included in this product: Catalan hyphenation 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494801364820730562" text:style-name="L22">
        <text:list-item>
          <text:p text:style-name="P86"><text:soft-page-break/><text:a xlink:type="simple" xlink:href="#12.GNU General Public License Version 2|outline">GNU GPL version 2.0</text:a></text:p>
        </text:list-item>
        <text:list-item>
          <text:p text:style-name="P86"><text:a xlink:type="simple" xlink:href="#10.GNU Lesser General Public License Version 2.1|outline">GNU LGPL version 2.1</text:a></text:p>
        </text:list-item>
        <text:list-item>
          <text:p text:style-name="P86"><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1515217" text:continue-numbering="true" text:style-name="L22">
        <text:list-item>
          <text:p text:style-name="P86"><text:a xlink:type="simple" xlink:href="#12.GNU General Public License Version 2|outline">GNU GPL version 2.0</text:a></text:p>
        </text:list-item>
        <text:list-item>
          <text:p text:style-name="P86"><text:a xlink:type="simple" xlink:href="#10.GNU Lesser General Public License Version 2.1|outline">GNU LGPL version 2.1</text:a></text:p>
        </text:list-item>
        <text:list-item>
          <text:p text:style-name="P86"><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text:span text:style-name="T20">1</text:span>0G; version of spell checking: 2.<text:span text:style-name="T20">1</text:span>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ext:soft-page-break/>the terms of the GNU General Public License as published by the Free 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text:soft-page-break/></text:p>
      <text:p text:style-name="Preformatted_20_Text">The collective work is Copyright 2000-2007 by Kevin Atkinson as well</text:p>
      <text:p text:style-name="Preformatted_20_Text">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oft-page-break/><text:s text:c="2"/>Date: Tue, 11 Jul 2000 19:31:34 +0100</text:p>
      <text:p text:style-name="Preformatted_20_Text"/>
      <text:p text:style-name="Preformatted_20_Text"><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ext:soft-page-break/>The name files form the Census report is a government document which I</text:p>
      <text:p text:style-name="Preformatted_20_Text">don't think can be copyrighted.</text:p>
      <text:p text:style-name="Preformatted_20_Text"/>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ext:soft-page-break/>The 95 level includes the 354,984 single words and 256,772 compound</text:p>
      <text:p text:style-name="Preformatted_20_Text">words from the MWords package, ABLE.LST from the ENABLE Supplement,</text:p>
      <text:p text:style-name="Preformatted_20_Text">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English (United Kingdom)</text:h>
      <text:h text:style-name="Heading_20_3" text:outline-level="3">Spelling dictionary</text:h>
      <text:p text:style-name="Standard">The following software may be included in this product: English (United 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text:soft-page-break/>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P58" text:outline-level="3"><text:span text:style-name="T22">English</text:span><text:span text:style-name="T21"> sentence checker for LibreOffice</text:span></text:h>
      <text:p text:style-name="P117"><text:span text:style-name="T21">The following software may be included in this product: </text:span><text:span text:style-name="T22">English</text:span><text:span text:style-name="T21"> </text:span><text:span text:style-name="T22">sentence checker</text:span><text:span text:style-name="T21">. Use of any of this software is governed by the terms of the license below:</text:span></text:p>
      <text:p text:style-name="P117"><text:span text:style-name="T22">2011</text:span><text:span text:style-name="T21">-2012 (c) László Németh, license: MPL 1.1 / GPLv3+ / LGPLv3+</text:span></text:p>
      <text:p text:style-name="P117"><text:a xlink:type="simple" xlink:href="#11.GNU General Public License Version 3|outline">Jump to GPL Version 3</text:a></text:p>
      <text:p text:style-name="P117"><text:a xlink:type="simple" xlink:href="#9.GNU Lesser General Public License Version 3|outline">Jump to LGPL Version 3</text:a></text:p>
      <text:p text:style-name="P117"><text:a xlink:type="simple" xlink:href="#8.Mozilla Public License Version 1.1|outline">Jump to MPL Version 1.1</text:a></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text:soft-page-break/>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soft-page-break/><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4294481827791076792" text:style-name="L23">
        <text:list-item>
          <text:p text:style-name="P87">MPL: <text:a xlink:type="simple" xlink:href="#13.Mozilla Public License Version 1.1|outline">Mozilla Public License version 1.1</text:a> or higher</text:p>
        </text:list-item>
        <text:list-item>
          <text:p text:style-name="P87">GPL: <text:a xlink:type="simple" xlink:href="#12.GNU General Public License Version 2|outline">GNU General Public License version 2.0</text:a> or higher</text:p>
        </text:list-item>
        <text:list-item>
          <text:p text:style-name="P87">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soft-page-break/><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text:soft-page-break/>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text:soft-page-break/>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text:soft-page-break/>Copyright (C) 2009, László Németh</text:p>
      <text:p text:style-name="Standard"><text:a xlink:type="simple" xlink:href="#7.GNU General Public License Version 2|outline">Jump to GPL Version 2</text:a></text:p>
      <text:h text:style-name="Heading_20_3" text:outline-level="3"><text:span text:style-name="T21">Hungarian sentence checker for LibreOffice</text:span></text:h>
      <text:p text:style-name="P116"><text:span text:style-name="T21">The following software may be included in this product: Hungarian </text:span><text:span text:style-name="T22">sentence checker</text:span><text:span text:style-name="T21">. Use of any of this software is governed by the terms of the license below:</text:span></text:p>
      <text:p text:style-name="P116"><text:span text:style-name="T21">2009-2012 (c) László Németh, license: MPL 1.1 / GPLv3+ / LGPLv3+</text:span></text:p>
      <text:p text:style-name="P116"><text:a xlink:type="simple" xlink:href="#11.GNU General Public License Version 3|outline">Jump to GPL Version 3</text:a></text:p>
      <text:p text:style-name="P116"><text:a xlink:type="simple" xlink:href="#9.GNU Lesser General Public License Version 3|outline">Jump to LGPL Version 3</text:a></text:p>
      <text:p text:style-name="P116"><text:a xlink:type="simple" xlink:href="#8.Mozilla Public License Version 1.1|outline">Jump to MPL Version 1.1</text:a></text:p>
      <text:h text:style-name="P52" text:outline-level="2"><text:span text:style-name="T19">Icelandic</text:span></text:h>
      <text:h text:style-name="P56" text:outline-level="3">Spelling dictionary <text:span text:style-name="T19">and thesaurus</text:span></text:h>
      <text:p text:style-name="P115"><text:span text:style-name="T19">The wordlist was developed by Orðabók Háskólans in cooperation with Reiknistofnun Háskóla Íslands in the early nineties and was released into the public domain. Further modifications to the wordlist are also released into the public domain.<text:line-break/><text:line-break/>The thesaurus and words in the spell checker with additional morphological information are from the Icelandic Wiktionary Project, http://is.wiktionary.org. Works released by the Wiktionary project are under the Creative Commons Attribution-ShareAlike 3.0 Unported license.<text:line-break/><text:line-break/>You are free:<text:line-break/><text:line-break/> <text:s text:c="3"/>to Share — to copy, distribute and transmit the work<text:line-break/> <text:s text:c="3"/>to Remix — to adapt the work<text:line-break/> <text:s text:c="3"/>to make commercial use of the work<text:line-break/><text:line-break/>Under the following conditions:<text:line-break/><text:line-break/> <text:s text:c="3"/>Attribution — You must attribute the work in the manner specified by the author or licensor (but not in any way that suggests that they endorse you or your use of the work).<text:line-break/><text:line-break/> <text:s text:c="3"/>Share Alike — If you alter, transform, or build upon this work, you may distribute the resulting work only under the same or similar license to this one.</text:span></text:p>
      <text:p text:style-name="P115"><text:a xlink:type="simple" xlink:href="#15.Creative Commons Attribution-ShareAlike 3.0 Unported|outline"><text:span text:style-name="T19">Jump to CC-BY-SA 3.0</text:span></text:a></text:p>
      <text:h text:style-name="Heading_20_2" text:outline-level="2"><text:soft-page-break/>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text:soft-page-break/>(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text:soft-page-break/>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6834416290356687748" text:style-name="L24">
        <text:list-item>
          <text:p text:style-name="P88">Redistribution of source code must retain the above copyright notice, this list of conditions and the following disclaimer.</text:p>
        </text:list-item>
        <text:list-item>
          <text:p text:style-name="P88">Redistribution in binary form must reproduce the above copyright notice, this list of conditions and the following disclaimer in the documentation and/or other materials provided with the distribution.</text:p>
        </text:list-item>
        <text:list-item>
          <text:p text:style-name="P88">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text:soft-page-break/>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text:soft-page-break/>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soft-page-break/><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Portuguese</text:h>
      <text:h text:style-name="Heading_20_3" text:outline-level="3">Spelling dictionary</text:h>
      <text:p text:style-name="Standard">The following software may be included in this product: Portugue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4595238979050102977" text:style-name="L25">
        <text:list-item>
          <text:p text:style-name="P89">Redistributions of source code must retain the above copyright notice, this list of conditions and the following disclaimer.</text:p>
        </text:list-item>
        <text:list-item>
          <text:p text:style-name="P89">Redistributions in binary form must reproduce the above copyright notice, this list of conditions and the following disclaimer in the documentation and/or other materials provided with the distribution.</text:p>
        </text:list-item>
        <text:list-item>
          <text:p text:style-name="P89">All advertising materials mentioning features or use of this software <text:soft-page-break/>must display the following acknowledgement: This product includes software developed by the University of California, Berkeley and its contributors.</text:p>
        </text:list-item>
        <text:list-item>
          <text:p text:style-name="P89">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ugue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uguese thesaurus. Use of any of this software is governed by the terms of the license below:</text:p>
      <text:p text:style-name="Standard"><text:a xlink:type="simple" xlink:href="#7.GNU General Public License Version 2|outline">Jump to GPL Version 2</text:a></text:p>
      <text:h text:style-name="Heading_20_2" text:outline-level="2">Portuguese (Brazilian)</text:h>
      <text:h text:style-name="Heading_20_3" text:outline-level="3">Spelling dictionary</text:h>
      <text:p text:style-name="Standard">The following software may be included in this product: Portuguese (Brazilian) spelling dictionary. Use of any of this software is governed by the terms of the <text:soft-page-break/>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uguese (Brazilian) hyphenation patterns. Use of any of this software is governed by the terms of 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3" text:outline-level="3"><text:span text:style-name="T18">Portuguese Brasilian sentence checker for LibreOffice</text:span></text:h>
      <text:p text:style-name="P114">The following software may be included in this product: Portuguese (Brazilian) hyphenation patterns. Use of any of this software is governed by the terms of the license below:</text:p>
      <text:p text:style-name="P114"><text:span text:style-name="T18">MPL 1.1 / GPLv3+ / LGPLv3+ </text:span></text:p>
      <text:p text:style-name="P114"><text:span text:style-name="T18">2013 © Raimundo Santos Moura</text:span></text:p>
      <text:p text:style-name="P114"><text:a xlink:type="simple" xlink:href="#11.GNU General Public License Version 3|outline">Jump to GPL Version 3</text:a></text:p>
      <text:p text:style-name="P114"><text:a xlink:type="simple" xlink:href="#9.GNU Lesser General Public License Version 3|outline">Jump to LGPL Version 3</text:a></text:p>
      <text:p text:style-name="P114"><text:a xlink:type="simple" xlink:href="#8.Mozilla Public License Version 1.1|outline">Jump to MPL Version 1.1</text:a></text:p>
      <text:h text:style-name="Heading_20_2" text:outline-level="2"><text:soft-page-break/>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text:soft-page-break/>modification, are permitted provided that the following conditions are met:</text:p>
      <text:list xml:id="list9022317662493664073" text:style-name="L26">
        <text:list-item>
          <text:p text:style-name="P90">Redistribution of source code must retain the above copyright notice, this list of conditions and the following disclaimer.</text:p>
        </text:list-item>
        <text:list-item>
          <text:p text:style-name="P90">Redistribution in binary form must reproduce the above copyright notice, this list of conditions and the following disclaimer in the documentation and/or other materials provided with the distribution.</text:p>
        </text:list-item>
        <text:list-item>
          <text:p text:style-name="P90">Modified versions must be clearly marked as such.</text:p>
        </text:list-item>
        <text:list-item>
          <text:p text:style-name="P90">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P57" text:outline-level="3"><text:soft-page-break/><text:span text:style-name="T21">Russian grammar checker</text:span></text:h>
      <text:p text:style-name="Standard">The following software may be included in this product: Russian <text:span text:style-name="T21">grammar checker</text:span>. Use of any of this software is governed by the terms of the license below:</text:p>
      <text:p text:style-name="P116"><text:span text:style-name="T21">2009, 2011, 2012 (c) Yakov Reztsov &lt;yr at myooo dot ru&gt;, license: MPL 1.1 / GPL / LGPL </text:span></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485602027374457450" text:style-name="L27">
        <text:list-item>
          <text:p text:style-name="P91">The GNU General Public License (GPL) Version 2, June 1991</text:p>
        </text:list-item>
        <text:list-item>
          <text:p text:style-name="P91">GNU Lesser General Public License Version 2.1, February 1999</text:p>
        </text:list-item>
        <text:list-item>
          <text:p text:style-name="P91">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text:soft-page-break/>Copyright (C) 2004 Jason M Githeko</text:p>
      <text:p text:style-name="Standard"><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text:soft-page-break/>GNU Hunspell Telugu <text:s/>Word List Package adaptation</text:p>
      <text:p text:style-name="Standard">Copyright © 2010 adaptation to Hunspell, Arjuna Rao Chavala<text:lin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text:soft-page-break/>Copyright (C) 2005 Andriy Rysin, Eugeniy Meshcheryakov, Dmytro Kovalyov<text:line-break/>Copyright (C) 2006-2009 Andriy Rysin</text:p>
      <text:p text:style-name="Standard">This dictionary is licensed under GPL 2.0 or above, LGPL 2.1 or above and 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text:soft-page-break/>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2"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62"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P62"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text:soft-page-break/>convey a copy of the modified version:</text:p>
      <text:list xml:id="list7812292245699644682" text:style-name="L28">
        <text:list-item>
          <text:p text:style-name="P92">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92">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896038891208072950" text:style-name="L29">
        <text:list-item>
          <text:p text:style-name="P93">a) Give prominent notice with each copy of the object code that the Library is used in it and that the Library and its use are covered by this License.</text:p>
        </text:list-item>
        <text:list-item>
          <text:p text:style-name="P93">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457606658505167290" text:style-name="L30">
        <text:list-item>
          <text:p text:style-name="P94">a) Give prominent notice with each copy of the Combined Work that the Library is used in it and that the Library and its use are covered by this License.</text:p>
        </text:list-item>
        <text:list-item>
          <text:p text:style-name="P94">b) Accompany the Combined Work with a copy of the GNU GPL and this license document.</text:p>
        </text:list-item>
        <text:list-item>
          <text:p text:style-name="P94">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94">d) Do one of the following:</text:p>
          <text:list>
            <text:list-item>
              <text:p text:style-name="P94">0) Convey the Minimal Corresponding Source under the terms of <text:soft-page-break/>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94">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94">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53"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4142283021088036295" text:style-name="L31">
        <text:list-item>
          <text:p text:style-name="P95">a) Accompany the combined library with a copy of the same work based on the Library, uncombined with any other library facilities, conveyed under the terms of this License.</text:p>
        </text:list-item>
        <text:list-item>
          <text:p text:style-name="P95">b) Give prominent notice with the combined library that part of it is a work based on the Library, and explaining where to find the accompanying uncombined form of the same work.</text:p>
        </text:list-item>
      </text:list>
      <text:h text:style-name="P53"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text:soft-page-break/>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2"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3306218764918095317" text:style-name="L32">
        <text:list-item>
          <text:p text:style-name="P96"><text:span text:style-name="Strong_20_Emphasis">a)</text:span> The modified work must itself be a software library.</text:p>
        </text:list-item>
        <text:list-item>
          <text:p text:style-name="P96"><text:span text:style-name="Strong_20_Emphasis">b)</text:span> You must cause the files modified to carry prominent notices stating that you changed the files and the date of any change.</text:p>
        </text:list-item>
        <text:list-item>
          <text:p text:style-name="P96"><text:span text:style-name="Strong_20_Emphasis">c)</text:span> You must cause the whole of the work to be licensed at no charge to all third parties under the terms of this License.</text:p>
        </text:list-item>
        <text:list-item>
          <text:p text:style-name="P96"><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96">(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883318870977850957" text:style-name="L33">
        <text:list-item>
          <text:p text:style-name="P97"><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97"><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97"><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97"><text:span text:style-name="Strong_20_Emphasis">d)</text:span> If distribution of the work is made by offering access to copy from a designated place, offer equivalent access to copy the above specified materials from the same place.</text:p>
        </text:list-item>
        <text:list-item>
          <text:p text:style-name="P97"><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5492235285703478696" text:style-name="L34">
        <text:list-item>
          <text:p text:style-name="P98"><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98"><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text:soft-page-break/>You should have received a copy of the GNU Lesser General Public</text:p>
      <text:p text:style-name="Preformatted_20_Text">License along with this library; if not, write to the Free Software</text:p>
      <text:p text:style-name="P27">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7">Ty Coon, President of Vice</text:p>
      <text:p text:style-name="Standard">That's all there is to it!</text:p>
      <text:h text:style-name="P62"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27">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text:soft-page-break/>what they have is not the original version, so that any problems introduced by 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xt:soft-page-break/>TERMS AND CONDITIONS FOR COPYING, DISTRIBUTION AND MODIFICATION</text:h>
      <text:p text:style-name="Standard"><text:span text:style-name="Strong_20_Emphasis">0.</text:span> This License Agreement applies to any software library which contains a 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1818541799963570958" text:style-name="L35">
        <text:list-item>
          <text:p text:style-name="P99"><text:span text:style-name="Strong_20_Emphasis">a)</text:span> The modified work must itself be a software library. </text:p>
        </text:list-item>
        <text:list-item>
          <text:p text:style-name="P99"><text:soft-page-break/><text:span text:style-name="Strong_20_Emphasis">b)</text:span> You must cause the files modified to carry prominent notices stating that you changed the files and the date of any change. </text:p>
        </text:list-item>
        <text:list-item>
          <text:p text:style-name="P99"><text:span text:style-name="Strong_20_Emphasis">c)</text:span> You must cause the whole of the work to be licensed at no charge to all third parties under the terms of this License. </text:p>
        </text:list-item>
        <text:list-item>
          <text:p text:style-name="P99"><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9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ext:soft-page-break/>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text:soft-page-break/>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p>
      <text:list xml:id="list2260265979834895564" text:style-name="L36">
        <text:list-item>
          <text:p text:style-name="P100"><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100"><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100"><text:span text:style-name="Strong_20_Emphasis">c)</text:span> If distribution of the work is made by offering access to copy from a designated place, offer equivalent access to copy the above specified materials from the same place. </text:p>
        </text:list-item>
        <text:list-item>
          <text:p text:style-name="P100"><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text:soft-page-break/>facilities is otherwise permitted, and provided that you do these two things: </text:p>
      <text:list xml:id="list1097589316518976408" text:style-name="L37">
        <text:list-item>
          <text:p text:style-name="P101"><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101"><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text:soft-page-break/>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ext:soft-page-break/>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27">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ext:soft-page-break/>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27">Ty Coon, President of Vice</text:p>
      <text:p text:style-name="Standard">That's all there is to it!</text:p>
      <text:h text:style-name="Heading_20_1" text:outline-level="1"><text:bookmark-start text:name="__RefHeading__6880_404019354"/>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text:soft-page-break/>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ext:soft-page-break/>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text:soft-page-break/>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it from the Program, in the form of source code under the terms of section 4, provided that you also meet all of these conditions:</text:p>
      <text:list xml:id="list2000134448442957126" text:style-name="L38">
        <text:list-item>
          <text:p text:style-name="P102">a) The work must carry prominent notices stating that you modified it, and giving a relevant date.</text:p>
        </text:list-item>
        <text:list-item>
          <text:p text:style-name="P102">b) The work must carry prominent notices stating that it is released under this License and any conditions added under section 7. This requirement modifies the requirement in section 4 to “keep intact all notices”.</text:p>
        </text:list-item>
        <text:list-item>
          <text:p text:style-name="P10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102">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1177004149548384197" text:style-name="L39">
        <text:list-item>
          <text:p text:style-name="P103">a) Convey the object code in, or embodied in, a physical product (including a physical distribution medium), accompanied by the Corresponding Source fixed on a durable physical medium customarily used for software interchange.</text:p>
        </text:list-item>
        <text:list-item>
          <text:p text:style-name="P103"><text:soft-page-break/>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103">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10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103">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text:soft-page-break/>material) supplement the terms of this License with terms:</text:p>
      <text:list xml:id="list4549475072390863833" text:style-name="L40">
        <text:list-item>
          <text:p text:style-name="P104">a) Disclaiming warranty or limiting liability differently from the terms of sections 15 and 16 of this License; or</text:p>
        </text:list-item>
        <text:list-item>
          <text:p text:style-name="P104">b) Requiring preservation of specified reasonable legal notices or author attributions in that material or in the Appropriate Legal Notices displayed by works containing it; or</text:p>
        </text:list-item>
        <text:list-item>
          <text:p text:style-name="P104">c) Prohibiting misrepresentation of the origin of that material, or requiring that modified versions of such material be marked in reasonable ways as different from the original version; or</text:p>
        </text:list-item>
        <text:list-item>
          <text:p text:style-name="P104">d) Limiting the use for publicity purposes of names of licensors or authors of the material; or</text:p>
        </text:list-item>
        <text:list-item>
          <text:p text:style-name="P104">e) Declining to grant rights under trademark law for use of some trade names, trademarks, or service marks; or</text:p>
        </text:list-item>
        <text:list-item>
          <text:p text:style-name="P10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text:soft-page-break/>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text:soft-page-break/>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text:soft-page-break/>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text:soft-page-break/>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26"><text:s/>&lt;one line to give the program's name and a brief idea of what it does.&gt;</text:p>
      <text:p text:style-name="P26"><text:s/>Copyright (C) &lt;year&gt; &lt;name of author&gt;</text:p>
      <text:p text:style-name="P26"/>
      <text:p text:style-name="P26"><text:s/>This program is free software: you can redistribute it and/or modify</text:p>
      <text:p text:style-name="P26"><text:s/>it under the terms of the GNU General Public License as published by</text:p>
      <text:p text:style-name="P26"><text:s/>the Free Software Foundation, either version 3 of the License, or</text:p>
      <text:p text:style-name="P26"><text:s/>(at your option) any later version.</text:p>
      <text:p text:style-name="P26"/>
      <text:p text:style-name="P26"><text:s/>This program is distributed in the hope that it will be useful,</text:p>
      <text:p text:style-name="P26"><text:s/>but WITHOUT ANY WARRANTY; without even the implied warranty of</text:p>
      <text:p text:style-name="P26"><text:s/>MERCHANTABILITY or FITNESS FOR A PARTICULAR PURPOSE. See the</text:p>
      <text:p text:style-name="P26"><text:s/>GNU General Public License for more details.</text:p>
      <text:p text:style-name="P26"/>
      <text:p text:style-name="P26"><text:s/>You should have received a copy of the GNU General Public License</text:p>
      <text:p text:style-name="P24"><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26"><text:s/>&lt;program&gt; Copyright (C) &lt;year&gt; &lt;name of author&gt;</text:p>
      <text:p text:style-name="P26"><text:s/>This program comes with ABSOLUTELY NO WARRANTY; for details type `show w'.</text:p>
      <text:p text:style-name="P26"><text:s/>This is free software, and you are welcome to redistribute it</text:p>
      <text:p text:style-name="P24"><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text:soft-page-break/>&lt;<text:a xlink:type="simple" xlink:href="http://www.gnu.org/philosophy/why-not-lgpl.html">http://www.gnu.org/philosophy/why-not-lgpl.html</text:a>&gt;.</text:p>
      <text:p text:style-name="Standard"/>
      <text:h text:style-name="P62"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25">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text:soft-page-break/>free use or not licensed at all.</text:p>
      <text:p text:style-name="Standard">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text:soft-page-break/>copy of this License. (Exception: if the Program itself is interactive but does not normally print such an announcement, your work based on the 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text:soft-pag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text:soft-page-break/>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text:soft-page-break/>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2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25">for details.</text:p>
      <text:p text:style-name="Standard">The hypothetical commands <text:span text:style-name="Example">`show w'</text:span> and <text:span text:style-name="Example">`show c'</text:span> should show the appropriate parts of the General Public License. Of course, the commands you <text:soft-page-break/>use may be called something other than <text:span text:style-name="Example">`show w'</text:span> and <text:span text:style-name="Example">`show c'</text:span>; they could 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25">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2"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7587633433988848455" text:style-name="L41">
        <text:list-item>
          <text:p text:style-name="P59"><text:bookmark text:name="section-1.9-a"/>Any addition to or deletion from the contents of a file containing Original Code or previous Modifications.</text:p>
        </text:list-item>
        <text:list-item>
          <text:p text:style-name="P59"><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text:soft-page-break/>1.11. "Source Code"</text:p>
      <text:p text:style-name="List_20_Contents">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2577181279291239728" text:style-name="L42">
        <text:list-item>
          <text:p text:style-name="P105"><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105"><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105"><text:bookmark text:name="section-2.1-c"/>the licenses granted in this Section 2.1 (a) and (b) are effective on the date Initial Developer first distributes Original Code under the terms of this License.</text:p>
        </text:list-item>
        <text:list-item>
          <text:p text:style-name="P105"><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5241783929398162605" text:style-name="L43">
        <text:list-item>
          <text:p text:style-name="P106"><text:bookmark text:name="section-2.2-a"/><text:soft-page-break/>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106"><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106"><text:bookmark text:name="section-2.2-c"/>the licenses granted in Sections 2.2 (a) and 2.2 (b) are effective on the date Contributor first makes Commercial Use of the Covered Code.</text:p>
        </text:list-item>
        <text:list-item>
          <text:p text:style-name="P106"><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text:soft-page-break/>particular Modification has been made available to such recipients. You are responsible for ensuring that the Source Code version remains available even 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text:soft-page-break/>directory) where a user would be likely to look for such a notice. If You created one or more Modification(s) You may add your name as a Contributor 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ext:soft-page-break/>the extent prohibited by statute or regulation, such description must be sufficiently detailed for a recipient of ordinary skill to be able to understand it.</text:p>
      <text:h text:style-name="Heading_20_2" text:outline-level="2"><text:bookmark text:name="section-5"/>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ext:span><text:span text:style-name="Strong_20_Emphasis">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text:soft-page-break/>8. Termination</text:h>
      <text:p text:style-name="Standard"><text:bookmark text:name="section-8.1"/>8.1. 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392354708023680417" text:style-name="L44">
        <text:list-item>
          <text:p text:style-name="P107"><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107"><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text:span><text:soft-page-break/><text:span text:style-name="Strong_20_Emphasis">developer, any other contributor, or any distributor of covered code, or any supplier of any of such parties, be liable to any person for any indirect, special, incidental, or consequential damages of any character including, without limitation, damages for loss of goodwill, </text:span><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text:span><text:span text:style-name="Strong_20_Emphasis">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text:soft-page-break/>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27">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3" text:outline-level="1"><text:bookmark-start text:name="__RefHeading__7292_391374094"/><text:bookmark text:name="mozilla-public-license-version-2.0"/>Mozilla Public License Version 2.0<text:bookmark-end text:name="__RefHeading__7292_391374094"/></text:h>
      <text:h text:style-name="P54" text:outline-level="2"><text:bookmark text:name="definitions1"/>1. Definitions</text:h>
      <text:p text:style-name="P28">1.1. “Contributor” </text:p>
      <text:p text:style-name="P29">means each individual or legal entity that creates, contributes to the creation of, or owns Covered Software.</text:p>
      <text:p text:style-name="P28">1.2. “Contributor Version” </text:p>
      <text:p text:style-name="P29">means the combination of the Contributions of others (if any) used by a Contributor and that particular Contributor’s Contribution.</text:p>
      <text:p text:style-name="P28">1.3. “Contribution” </text:p>
      <text:p text:style-name="P29">means Covered Software of a particular Contributor.</text:p>
      <text:p text:style-name="P28">1.4. “Covered Software” </text:p>
      <text:p text:style-name="P29">means Source Code Form to which the initial Contributor has attached the notice in Exhibit A, the Executable Form of such Source Code Form, and Modifications of such Source Code Form, in each case including portions thereof.</text:p>
      <text:p text:style-name="P28">1.5. “Incompatible With Secondary Licenses” </text:p>
      <text:p text:style-name="P29">means</text:p>
      <text:list xml:id="list7512464243971670942" text:style-name="L45">
        <text:list-item>
          <text:p text:style-name="P60">that the initial Contributor has attached the notice described in Exhibit B to the Covered Software; or</text:p>
        </text:list-item>
        <text:list-item>
          <text:p text:style-name="P60">that the Covered Software was made available under the terms of version 1.1 or earlier of the License, but not also under the terms of a Secondary License.</text:p>
        </text:list-item>
      </text:list>
      <text:p text:style-name="P28">1.6. “Executable Form” </text:p>
      <text:p text:style-name="P29">means any form of the work other than Source Code Form.</text:p>
      <text:p text:style-name="P28">1.7. “Larger Work” </text:p>
      <text:p text:style-name="P29">means a work that combines Covered Software with other material, in a separate file or files, that is not Covered Software.</text:p>
      <text:p text:style-name="P28">1.8. “License” </text:p>
      <text:p text:style-name="P29">means this document.</text:p>
      <text:p text:style-name="P28">1.9. “Licensable” </text:p>
      <text:p text:style-name="P29"><text:soft-page-break/>means having the right to grant, to the maximum extent possible, whether at the time of the initial grant or subsequently, any and all of the rights conveyed by this License.</text:p>
      <text:p text:style-name="P28">1.10. “Modifications” </text:p>
      <text:p text:style-name="P29">means any of the following:</text:p>
      <text:list xml:id="list9041732136070791515" text:style-name="L46">
        <text:list-item>
          <text:p text:style-name="P61">any file in Source Code Form that results from an addition to, deletion from, or modification of the contents of Covered Software; or</text:p>
        </text:list-item>
        <text:list-item>
          <text:p text:style-name="P61">any new file in Source Code Form that contains any Covered Software.</text:p>
        </text:list-item>
      </text:list>
      <text:p text:style-name="P28">1.11. “Patent Claims” of a Contributor </text:p>
      <text:p text:style-name="P29">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28">1.12. “Secondary License” </text:p>
      <text:p text:style-name="P29">means either the GNU General Public License, Version 2.0, the GNU Lesser General Public License, Version 2.1, the GNU Affero General Public License, Version 3.0, or any later versions of those licenses.</text:p>
      <text:p text:style-name="P28">1.13. “Source Code Form” </text:p>
      <text:p text:style-name="P29">means the form of the work preferred for making modifications.</text:p>
      <text:p text:style-name="P28">1.14. “You” (or “Your”) </text:p>
      <text:p text:style-name="P29">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54"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3624807037645488131" text:style-name="L47">
        <text:list-item>
          <text:p text:style-name="P122">under intellectual property rights (other than patent or trademark) <text:soft-page-break/>Licensable by such Contributor to use, reproduce, make available, modify, display, perform, distribute, and otherwise exploit its Contributions, either on an unmodified basis, with Modifications, or as part of a Larger Work; and</text:p>
        </text:list-item>
        <text:list-item>
          <text:p text:style-name="P122">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7721335619762483194" text:style-name="L48">
        <text:list-item>
          <text:p text:style-name="P123">for any code that a Contributor has removed from Covered Software; or</text:p>
        </text:list-item>
        <text:list-item>
          <text:p text:style-name="P123">for infringements caused by: (i) Your and any other third party’s modifications of Covered Software, or (ii) the combination of its Contributions with other software (except as part of its Contributor Version); or</text:p>
        </text:list-item>
        <text:list-item>
          <text:p text:style-name="P123">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text:soft-page-break/>2.7. Conditions</text:h>
      <text:p text:style-name="Text_20_body">Sections 3.1, 3.2, 3.3, and 3.4 are conditions of the licenses granted in Section 2.1.</text:p>
      <text:h text:style-name="P54"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6904887783803151162" text:style-name="L49">
        <text:list-item>
          <text:p text:style-name="P124">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124">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text:soft-page-break/>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54"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54"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54"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text:span><text:soft-page-break/><text:span text:style-name="Emphasis">any Covered Software prove defective in any respect, You (not any Contributor) assume the cost of any necessary servicing, repair, or correction. This disclaimer of warranty constitutes an essential part of this License. No </text:span><text:span text:style-name="Emphasis">use of any Covered Software is authorized under this License except under this disclaimer.</text:span></text:p>
      <text:h text:style-name="P54"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54"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54"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54"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text:soft-page-break/>10.3. Modified Versions</text:h>
      <text:p text:style-name="Text_20_body">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54"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54"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Heading_20_1" text:outline-level="1"><text:bookmark-start text:name="__RefHeading__12201_1300998327"/>SIL O<text:span text:style-name="T6">pen</text:span> F<text:span text:style-name="T6">ont</text:span> L<text:span text:style-name="T6">icense</text:span> Version 1.1<text:span text:style-name="T5"> – 26</text:span>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text:soft-page-break/>include source files, build scripts and documentation.</text:p>
      <text:p text:style-name="Standard">"Reserved Font Name" refers to any names specified as such after the copyright statement(s).</text:p>
      <text:p text:style-name="Standard">"Original Version" refers to the collection of Font Software components as distributed by the Copyright Holder(s).</text:p>
      <text:p text:style-name="Standard">"Modified Version" refers to any derivative made by adding to, deleting, or substituting<text:span text:style-name="T5"> – </text:span>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text:soft-pag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2"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2041464309972589782" text:style-name="L50">
        <text:list-item>
          <text:p text:style-name="P108">You must give any other recipients of the Work or Derivative Works a copy of this License; and</text:p>
        </text:list-item>
        <text:list-item>
          <text:p text:style-name="P108">You must cause any modified files to carry prominent notices stating that You changed the files; and</text:p>
        </text:list-item>
        <text:list-item>
          <text:p text:style-name="P108">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108">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27"><text:s text:c="3"/>limitations under the License.</text:p>
      <text:h text:style-name="P62"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2"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8138933692672553290" text:style-name="L51">
        <text:list-item>
          <text:p text:style-name="P109"><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109"><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text:soft-page-break/>work that constitutes a Collection will not be considered an Adaptation (as defined below) for the purposes of this License. </text:p>
        </text:list-item>
        <text:list-item>
          <text:p text:style-name="P109"><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109"><text:span text:style-name="Strong_20_Emphasis">"Distribute"</text:span> means to make available to the public the original and copies of the Work or Adaptation, as appropriate, through sale or other transfer of ownership. </text:p>
        </text:list-item>
        <text:list-item>
          <text:p text:style-name="P109"><text:span text:style-name="Strong_20_Emphasis">"License Elements"</text:span> means the following high-level license attributes as selected by Licensor and indicated in the title of this License: Attribution, ShareAlike. </text:p>
        </text:list-item>
        <text:list-item>
          <text:p text:style-name="P109"><text:span text:style-name="Strong_20_Emphasis">"Licensor"</text:span> means the individual, individuals, entity or entities that offer(s) the Work under the terms of this License. </text:p>
        </text:list-item>
        <text:list-item>
          <text:p text:style-name="P109"><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109"><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text:soft-page-break/>copyrightable work; or a work performed by a variety or circus performer to the extent it is not otherwise considered a literary or artistic work. </text:p>
        </text:list-item>
        <text:list-item>
          <text:p text:style-name="P109"><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109"><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109"><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4125737960683857289" text:style-name="L52">
        <text:list-item>
          <text:p text:style-name="P110">to Reproduce the Work, to incorporate the Work into one or more Collections, and to Reproduce the Work as incorporated in the Collections; </text:p>
        </text:list-item>
        <text:list-item>
          <text:p text:style-name="P110">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110">to Distribute and Publicly Perform the Work including as incorporated in Collections; and, </text:p>
        </text:list-item>
        <text:list-item>
          <text:p text:style-name="P110">to Distribute and Publicly Perform Adaptations. </text:p>
        </text:list-item>
        <text:list-item>
          <text:p text:style-name="P110"><text:soft-page-break/>For the avoidance of doubt:</text:p>
          <text:list>
            <text:list-item>
              <text:p text:style-name="P110"><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110"><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110"><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1792717960593137357" text:style-name="L53">
        <text:list-item>
          <text:p text:style-name="P111">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111"><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111">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111">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292544577067271044" text:style-name="L54">
        <text:list-item>
          <text:p text:style-name="P112">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112"><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5675592628455187507" text:style-name="L55">
        <text:list-item>
          <text:p text:style-name="P113">Each time You Distribute or Publicly Perform the Work or a Collection, the Licensor offers to the recipient a license to the Work on the same terms and conditions as the license granted to You under this License. </text:p>
        </text:list-item>
        <text:list-item>
          <text:p text:style-name="P113">Each time You Distribute or Publicly Perform an Adaptation, Licensor offers to the recipient a license to the original Work on the same terms and conditions as the license granted to You under this License. </text:p>
        </text:list-item>
        <text:list-item>
          <text:p text:style-name="P113">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113">No term or provision of this License shall be deemed waived and no breach consented to unless such waiver or consent shall be in writing and signed by the party to be charged with such waiver or consent. </text:p>
        </text:list-item>
        <text:list-item>
          <text:p text:style-name="P113">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113">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style:text-properties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cm" fo:margin-bottom="0cm" style: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3-06-05T11:38:16.61</dc:date>
    <meta:editing-duration>P6DT1H9M46S</meta:editing-duration>
    <meta:editing-cycles>228</meta:editing-cycles>
    <meta:generator>LibreOffice/4.0.0.3$Windows_x86 LibreOffice_project/7545bee9c2a0782548772a21bc84a9dcc583b89</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92" meta:paragraph-count="2829" meta:word-count="65841" meta:character-count="407653" meta:non-whitespace-character-count="343344"/>
  </office:meta>
</office:document-meta>
</file>